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21.06pt"/>
    </style:style>
    <style:style style:name="co9" style:family="table-column">
      <style:table-column-properties fo:break-before="auto" style:column-width="50.4pt"/>
    </style:style>
    <style:style style:name="co10" style:family="table-column">
      <style:table-column-properties fo:break-before="auto" style:column-width="44.19pt"/>
    </style:style>
    <style:style style:name="co11" style:family="table-column">
      <style:table-column-properties fo:break-before="auto" style:column-width="45.7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41.16pt"/>
    </style:style>
    <style:style style:name="co14" style:family="table-column">
      <style:table-column-properties fo:break-before="auto" style:column-width="24.89pt"/>
    </style:style>
    <style:style style:name="co15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id-7" table:style-name="ta1">
        <table:shapes>
          <draw:frame draw:z-index="0" draw:style-name="gr1" draw:text-style-name="P1" svg:width="453.51pt" svg:height="255.09pt" svg:x="478.26pt" svg:y="0.57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_siz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397506" calcext:value-type="float">
            <text:p>3975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121736" calcext:value-type="float">
            <text:p>1217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43711" calcext:value-type="float">
            <text:p>437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20049" calcext:value-type="float">
            <text:p>200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25065" calcext:value-type="float">
            <text:p>250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1579" calcext:value-type="float">
            <text:p>1157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1028" calcext:value-type="float">
            <text:p>1102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1443" calcext:value-type="float">
            <text:p>114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8627" calcext:value-type="float">
            <text:p>86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7830" calcext:value-type="float">
            <text:p>783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float" office:value="4668" calcext:value-type="float">
            <text:p>466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float" office:value="4695" calcext:value-type="float">
            <text:p>469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float" office:value="4033" calcext:value-type="float">
            <text:p>4033</text:p>
          </table:table-cell>
          <table:table-cell/>
        </table:table-row>
      </table:table>
      <table:table table:name="Grid-8" table:style-name="ta1">
        <table:shapes>
          <draw:frame draw:z-index="0" draw:style-name="gr1" draw:text-style-name="P1" svg:width="453.51pt" svg:height="255.09pt" svg:x="573.28pt" svg:y="6.58pt">
            <loext:p draw:notify-on-update-of-ranges="'Grid-8'.G2:'Grid-8'.G17 'Grid-8'.K1:'Grid-8'.K1 'Grid-8'.K2:'Grid-8'.K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\_siz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1373895" calcext:value-type="float">
            <text:p>13738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1637290" calcext:value-type="float">
            <text:p>163729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393400" calcext:value-type="float">
            <text:p>3934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131930" calcext:value-type="float">
            <text:p>1319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121208" calcext:value-type="float">
            <text:p>1212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33534" calcext:value-type="float">
            <text:p>3353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50481" calcext:value-type="float">
            <text:p>504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73533" calcext:value-type="float">
            <text:p>735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39152" calcext:value-type="float">
            <text:p>391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29895" calcext:value-type="float">
            <text:p>298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8975" calcext:value-type="float">
            <text:p>189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4454" calcext:value-type="float">
            <text:p>1445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2739" calcext:value-type="float">
            <text:p>127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3051" calcext:value-type="float">
            <text:p>1305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0437" calcext:value-type="float">
            <text:p>1043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7183" calcext:value-type="float">
            <text:p>7183</text:p>
          </table:table-cell>
          <table:table-cell/>
        </table:table-row>
      </table:table>
      <table:table table:name="Grid-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\_siz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0" calcext:value-type="float">
            <text:p>300007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7" calcext:value-type="float">
            <text:p>300006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1" calcext:value-type="float">
            <text:p>30000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7" calcext:value-type="float">
            <text:p>300007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100" calcext:value-type="float">
            <text:p>30001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5" calcext:value-type="float">
            <text:p>30000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93" calcext:value-type="float">
            <text:p>300009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229736" calcext:value-type="float">
            <text:p>2297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448094" calcext:value-type="float">
            <text:p>4480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458832" calcext:value-type="float">
            <text:p>4588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334966" calcext:value-type="float">
            <text:p>334966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617507" calcext:value-type="float">
            <text:p>61750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543008" calcext:value-type="float">
            <text:p>54300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163432" calcext:value-type="float">
            <text:p>16343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123031" calcext:value-type="float">
            <text:p>1230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104422" calcext:value-type="float">
            <text:p>10442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433367" calcext:value-type="float">
            <text:p>43336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55641" calcext:value-type="float">
            <text:p>5564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41211" calcext:value-type="float">
            <text:p>4121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27950" calcext:value-type="float">
            <text:p>2795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45555" calcext:value-type="float">
            <text:p>4555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36626" calcext:value-type="float">
            <text:p>3662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29069" calcext:value-type="float">
            <text:p>2906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23748" calcext:value-type="float">
            <text:p>2374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30527" calcext:value-type="float">
            <text:p>30527</text:p>
          </table:table-cell>
          <table:table-cell/>
        </table:table-row>
      </table:table>
      <table:table table:name="Grid-10" table:style-name="ta1">
        <table:shapes>
          <draw:frame draw:z-index="0" draw:style-name="gr1" draw:text-style-name="P1" svg:width="839.57pt" svg:height="255.09pt" svg:x="455.36pt" svg:y="2.83pt">
            <loext:p draw:notify-on-update-of-ranges="'Grid-10'.G2:'Grid-10'.G32 'Grid-10'.K1:'Grid-10'.K1 'Grid-10'.K2:'Grid-10'.K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202.8pt" svg:height="255.09pt" svg:x="125.8pt" svg:y="313.8pt">
            <loext:p draw:notify-on-update-of-ranges="'Grid-10'.G1:'Grid-10'.G1 'Grid-10'.G2:'Grid-10'.G32 'Grid-10'.H1:'Grid-10'.H1 'Grid-10'.H2:'Grid-10'.H32 'Grid-10'.I1:'Grid-10'.I1 'Grid-10'.I2:'Grid-10'.I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\_siz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2" calcext:value-type="float">
            <text:p>30000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6" calcext:value-type="float">
            <text:p>300007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2" calcext:value-type="float">
            <text:p>300006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2" calcext:value-type="float">
            <text:p>30000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2" calcext:value-type="float">
            <text:p>300005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6" calcext:value-type="float">
            <text:p>30000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9" calcext:value-type="float">
            <text:p>300006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8" calcext:value-type="float">
            <text:p>30000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6" calcext:value-type="float">
            <text:p>300004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537029" calcext:value-type="float">
            <text:p>353702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7" calcext:value-type="float">
            <text:p>300004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1922606" calcext:value-type="float">
            <text:p>19226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1037095" calcext:value-type="float">
            <text:p>103709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1098326" calcext:value-type="float">
            <text:p>10983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1084446" calcext:value-type="float">
            <text:p>108444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1474932" calcext:value-type="float">
            <text:p>147493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1" calcext:value-type="float">
            <text:p>300005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795168" calcext:value-type="float">
            <text:p>79516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507034" calcext:value-type="float">
            <text:p>5070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260397" calcext:value-type="float">
            <text:p>26039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189196" calcext:value-type="float">
            <text:p>18919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162464" calcext:value-type="float">
            <text:p>16246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181671" calcext:value-type="float">
            <text:p>18167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141731" calcext:value-type="float">
            <text:p>14173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139456" calcext:value-type="float">
            <text:p>13945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93479" calcext:value-type="float">
            <text:p>9347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63422" calcext:value-type="float">
            <text:p>6342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76141" calcext:value-type="float">
            <text:p>7614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68045" calcext:value-type="float">
            <text:p>68045</text:p>
          </table:table-cell>
          <table:table-cell/>
        </table:table-row>
      </table:table>
      <table:table table:name="Grid-11" table:style-name="ta1">
        <table:shapes>
          <draw:frame draw:z-index="0" draw:style-name="gr1" draw:text-style-name="P1" svg:width="453.51pt" svg:height="255.09pt" svg:x="518.12pt" svg:y="0pt">
            <loext:p draw:notify-on-update-of-ranges="'Grid-11'.G2:'Grid-11'.G39 'Grid-11'.K1:'Grid-11'.K1 'Grid-11'.K2:'Grid-11'.K3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06.15pt" svg:height="255.26pt" svg:x="424.57pt" svg:y="272.55pt">
            <loext:p draw:notify-on-update-of-ranges="'Grid-11'.G1:'Grid-11'.G1 'Grid-11'.G2:'Grid-11'.G39 'Grid-11'.H1:'Grid-11'.H1 'Grid-11'.H2:'Grid-11'.H39 'Grid-11'.I1:'Grid-11'.I1 'Grid-11'.I2:'Grid-11'.I3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5" calcext:value-type="float">
            <text:p>30000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8" calcext:value-type="float">
            <text:p>30000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7" calcext:value-type="float">
            <text:p>30000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94" calcext:value-type="float">
            <text:p>300009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3000230" calcext:value-type="float">
            <text:p>30002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3" calcext:value-type="float">
            <text:p>300005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9" calcext:value-type="float">
            <text:p>300004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3" calcext:value-type="float">
            <text:p>30000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2" calcext:value-type="float">
            <text:p>300005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3" calcext:value-type="float">
            <text:p>300004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9" calcext:value-type="float">
            <text:p>300004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1" calcext:value-type="float">
            <text:p>30000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9" calcext:value-type="float">
            <text:p>300005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5" calcext:value-type="float">
            <text:p>300005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9" calcext:value-type="float">
            <text:p>300005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7" calcext:value-type="float">
            <text:p>300005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1" calcext:value-type="float">
            <text:p>300005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5" calcext:value-type="float">
            <text:p>300005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5" calcext:value-type="float">
            <text:p>300005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7" calcext:value-type="float">
            <text:p>300005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2" calcext:value-type="float">
            <text:p>300007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93" calcext:value-type="float">
            <text:p>300009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6" calcext:value-type="float">
            <text:p>300005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2637541" calcext:value-type="float">
            <text:p>263754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87" calcext:value-type="float">
            <text:p>300008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2717233" calcext:value-type="float">
            <text:p>271723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860428" calcext:value-type="float">
            <text:p>8604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336433" calcext:value-type="float">
            <text:p>33643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659169" calcext:value-type="float">
            <text:p>65916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587864" calcext:value-type="float">
            <text:p>58786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306090" calcext:value-type="float">
            <text:p>30609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398606" calcext:value-type="float">
            <text:p>39860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390429" calcext:value-type="float">
            <text:p>39042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377750" calcext:value-type="float">
            <text:p>37775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282219" calcext:value-type="float">
            <text:p>28221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246807" calcext:value-type="float">
            <text:p>24680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184076" calcext:value-type="float">
            <text:p>184076</text:p>
          </table:table-cell>
          <table:table-cell/>
        </table:table-row>
      </table:table>
      <table:table table:name="Grid-12" table:style-name="ta1">
        <table:shapes>
          <draw:frame draw:z-index="0" draw:style-name="gr1" draw:text-style-name="P1" svg:width="823.18pt" svg:height="654.32pt" svg:x="542.81pt" svg:y="3pt">
            <loext:p draw:notify-on-update-of-ranges="'Grid-12'.G2:'Grid-12'.G48 'Grid-12'.H1:'Grid-12'.H1 'Grid-12'.H2:'Grid-12'.H48 'Grid-12'.I1:'Grid-12'.I1 'Grid-12'.I2:'Grid-12'.I48 'Grid-12'.L1:'Grid-12'.L1 'Grid-12'.L2:'Grid-12'.L48 'Grid-12'.M1:'Grid-12'.M1 'Grid-12'.M2:'Grid-12'.M48 'Grid-12'.N1:'Grid-12'.N1 'Grid-12'.N2:'Grid-12'.N4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werbound</text:p>
          </table:table-cell>
          <table:table-cell office:value-type="string" calcext:value-type="string">
            <text:p>Upperbou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4" calcext:value-type="float">
            <text:p>300007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1" calcext:value-type="float">
            <text:p>300006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7" calcext:value-type="float">
            <text:p>300005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8" calcext:value-type="float">
            <text:p>300005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1" calcext:value-type="float">
            <text:p>300005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9" calcext:value-type="float">
            <text:p>300003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office:value-type="float" office:value="3000100" calcext:value-type="float">
            <text:p>300010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2" calcext:value-type="float">
            <text:p>300004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8" calcext:value-type="float">
            <text:p>300003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9" calcext:value-type="float">
            <text:p>300003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9" calcext:value-type="float">
            <text:p>300004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3" calcext:value-type="float">
            <text:p>300004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8" calcext:value-type="float">
            <text:p>300007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7" calcext:value-type="float">
            <text:p>300004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2" calcext:value-type="float">
            <text:p>300004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5" calcext:value-type="float">
            <text:p>300006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6" calcext:value-type="float">
            <text:p>300003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9" calcext:value-type="float">
            <text:p>300003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3000184" calcext:value-type="float">
            <text:p>300018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5" calcext:value-type="float">
            <text:p>30000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0" calcext:value-type="float">
            <text:p>300004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5" calcext:value-type="float">
            <text:p>300004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8" calcext:value-type="float">
            <text:p>300004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1" calcext:value-type="float">
            <text:p>300004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5" calcext:value-type="float">
            <text:p>300005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4" calcext:value-type="float">
            <text:p>300005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0" calcext:value-type="float">
            <text:p>300006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1" calcext:value-type="float">
            <text:p>3000061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82" calcext:value-type="float">
            <text:p>300008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4" calcext:value-type="float">
            <text:p>300006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7" calcext:value-type="float">
            <text:p>300004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2063672" calcext:value-type="float">
            <text:p>206367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5" calcext:value-type="float">
            <text:p>300003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2200729" calcext:value-type="float">
            <text:p>2200729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1206540" calcext:value-type="float">
            <text:p>120654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3" calcext:value-type="float">
            <text:p>3000033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841895" calcext:value-type="float">
            <text:p>84189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1218440" calcext:value-type="float">
            <text:p>12184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1294608" calcext:value-type="float">
            <text:p>1294608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1497405" calcext:value-type="float">
            <text:p>1497405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1628395" calcext:value-type="float">
            <text:p>1628395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951502" calcext:value-type="float">
            <text:p>951502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</table:table>
      <table:table table:name="Grid-13" table:style-name="ta1">
        <table:shapes>
          <draw:frame draw:z-index="0" draw:style-name="gr1" draw:text-style-name="P1" svg:width="453.51pt" svg:height="255.09pt" svg:x="451.59pt" svg:y="0pt">
            <loext:p draw:notify-on-update-of-ranges="'Grid-13'.G1:'Grid-13'.G1 'Grid-13'.G3:'Grid-13'.G10 'Grid-13'.H1:'Grid-13'.H1 'Grid-13'.H3:'Grid-13'.H10 'Grid-13'.I1:'Grid-13'.I1 'Grid-13'.I3:'Grid-13'.I1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\_siz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0" calcext:value-type="float">
            <text:p>300007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4" calcext:value-type="float">
            <text:p>300006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0" calcext:value-type="float">
            <text:p>300007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2" calcext:value-type="float">
            <text:p>30000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1" calcext:value-type="float">
            <text:p>300005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2" calcext:value-type="float">
            <text:p>300006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1" calcext:value-type="float">
            <text:p>30000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1" calcext:value-type="float">
            <text:p>30000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99" calcext:value-type="float">
            <text:p>30000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3" calcext:value-type="float">
            <text:p>300005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7" calcext:value-type="float">
            <text:p>300006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6" calcext:value-type="float">
            <text:p>300006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2" calcext:value-type="float">
            <text:p>30000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000" calcext:value-type="float">
            <text:p>3000</text:p>
          </table:table-cell>
          <table:table-cell office:value-type="float" office:value="3000228" calcext:value-type="float">
            <text:p>30002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1" calcext:value-type="float">
            <text:p>300004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3" calcext:value-type="float">
            <text:p>300004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6" calcext:value-type="float">
            <text:p>300007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4" calcext:value-type="float">
            <text:p>30000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3" calcext:value-type="float">
            <text:p>300004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0" calcext:value-type="float">
            <text:p>300004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0" calcext:value-type="float">
            <text:p>300004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2" calcext:value-type="float">
            <text:p>300003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8" calcext:value-type="float">
            <text:p>300003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3000211" calcext:value-type="float">
            <text:p>300021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3" calcext:value-type="float">
            <text:p>30000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9" calcext:value-type="float">
            <text:p>300003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4" calcext:value-type="float">
            <text:p>300004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7" calcext:value-type="float">
            <text:p>300003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3" calcext:value-type="float">
            <text:p>300003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0" calcext:value-type="float">
            <text:p>300004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6" calcext:value-type="float">
            <text:p>300003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3" calcext:value-type="float">
            <text:p>300003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6" calcext:value-type="float">
            <text:p>300005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office:value-type="float" office:value="3000268" calcext:value-type="float">
            <text:p>300026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4" calcext:value-type="float">
            <text:p>300004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9" calcext:value-type="float">
            <text:p>300004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8" calcext:value-type="float">
            <text:p>300004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8" calcext:value-type="float">
            <text:p>300004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0" calcext:value-type="float">
            <text:p>300007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5" calcext:value-type="float">
            <text:p>300005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6" calcext:value-type="float">
            <text:p>30000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2822455" calcext:value-type="float">
            <text:p>282245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7" calcext:value-type="float">
            <text:p>300004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5" calcext:value-type="float">
            <text:p>300005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000153" calcext:value-type="float">
            <text:p>300015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000138" calcext:value-type="float">
            <text:p>300013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8" calcext:value-type="float">
            <text:p>300005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2767080" calcext:value-type="float">
            <text:p>276708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2072255" calcext:value-type="float">
            <text:p>207225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2401748" calcext:value-type="float">
            <text:p>240174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2067718" calcext:value-type="float">
            <text:p>206771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3000197" calcext:value-type="float">
            <text:p>3000197</text:p>
          </table:table-cell>
          <table:table-cell/>
        </table:table-row>
      </table:table>
      <table:table table:name="Grid-14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\_siz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3000" calcext:value-type="float">
            <text:p>3000</text:p>
          </table:table-cell>
          <table:table-cell office:value-type="float" office:value="3000151" calcext:value-type="float">
            <text:p>30001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96" calcext:value-type="float">
            <text:p>30000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1" calcext:value-type="float">
            <text:p>30000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0" calcext:value-type="float">
            <text:p>300007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8" calcext:value-type="float">
            <text:p>30000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9" calcext:value-type="float">
            <text:p>300005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5" calcext:value-type="float">
            <text:p>30000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4" calcext:value-type="float">
            <text:p>300007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000" calcext:value-type="float">
            <text:p>3000</text:p>
          </table:table-cell>
          <table:table-cell office:value-type="float" office:value="3000270" calcext:value-type="float">
            <text:p>300027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4" calcext:value-type="float">
            <text:p>300005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000" calcext:value-type="float">
            <text:p>3000</text:p>
          </table:table-cell>
          <table:table-cell office:value-type="float" office:value="3000123" calcext:value-type="float">
            <text:p>300012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7" calcext:value-type="float">
            <text:p>300004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4" calcext:value-type="float">
            <text:p>30000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9" calcext:value-type="float">
            <text:p>30000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4" calcext:value-type="float">
            <text:p>300004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5" calcext:value-type="float">
            <text:p>300005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0" calcext:value-type="float">
            <text:p>300006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6" calcext:value-type="float">
            <text:p>30000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8" calcext:value-type="float">
            <text:p>300003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5" calcext:value-type="float">
            <text:p>300004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8" calcext:value-type="float">
            <text:p>300003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0" calcext:value-type="float">
            <text:p>300004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8" calcext:value-type="float">
            <text:p>300005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28" calcext:value-type="float">
            <text:p>300002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4" calcext:value-type="float">
            <text:p>300004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3" calcext:value-type="float">
            <text:p>300004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5" calcext:value-type="float">
            <text:p>30000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87" calcext:value-type="float">
            <text:p>300008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9" calcext:value-type="float">
            <text:p>300003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8" calcext:value-type="float">
            <text:p>300003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4" calcext:value-type="float">
            <text:p>300004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6" calcext:value-type="float">
            <text:p>300004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0" calcext:value-type="float">
            <text:p>300004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8" calcext:value-type="float">
            <text:p>300003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9" calcext:value-type="float">
            <text:p>300003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2" calcext:value-type="float">
            <text:p>300003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1" calcext:value-type="float">
            <text:p>300003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3" calcext:value-type="float">
            <text:p>300005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3" calcext:value-type="float">
            <text:p>300003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3001334" calcext:value-type="float">
            <text:p>300133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1" calcext:value-type="float">
            <text:p>300004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2" calcext:value-type="float">
            <text:p>300004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9" calcext:value-type="float">
            <text:p>300005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6" calcext:value-type="float">
            <text:p>300005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3" calcext:value-type="float">
            <text:p>300004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89" calcext:value-type="float">
            <text:p>300008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4" calcext:value-type="float">
            <text:p>300005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3" calcext:value-type="float">
            <text:p>300005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4" calcext:value-type="float">
            <text:p>300005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421" calcext:value-type="float">
            <text:p>300042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1" calcext:value-type="float">
            <text:p>300005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9" calcext:value-type="float">
            <text:p>300003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5" calcext:value-type="float">
            <text:p>300003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8" calcext:value-type="float">
            <text:p>300005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116" calcext:value-type="float">
            <text:p>300011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5" calcext:value-type="float">
            <text:p>300007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208" calcext:value-type="float">
            <text:p>300020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7" calcext:value-type="float">
            <text:p>300004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6" calcext:value-type="float">
            <text:p>300005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0" calcext:value-type="float">
            <text:p>3000060</text:p>
          </table:table-cell>
          <table:table-cell/>
        </table:table-row>
      </table:table>
      <table:table table:name="Grid-15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\_siz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3000" calcext:value-type="float">
            <text:p>3000</text:p>
          </table:table-cell>
          <table:table-cell office:value-type="float" office:value="3000108" calcext:value-type="float">
            <text:p>3000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3000" calcext:value-type="float">
            <text:p>3000</text:p>
          </table:table-cell>
          <table:table-cell office:value-type="float" office:value="3000100" calcext:value-type="float">
            <text:p>3000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94" calcext:value-type="float">
            <text:p>30000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82" calcext:value-type="float">
            <text:p>30000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97" calcext:value-type="float">
            <text:p>30000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96" calcext:value-type="float">
            <text:p>30000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000" calcext:value-type="float">
            <text:p>3000</text:p>
          </table:table-cell>
          <table:table-cell office:value-type="float" office:value="3000188" calcext:value-type="float">
            <text:p>30001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4" calcext:value-type="float">
            <text:p>3000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84" calcext:value-type="float">
            <text:p>30000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88" calcext:value-type="float">
            <text:p>30000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82" calcext:value-type="float">
            <text:p>30000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2" calcext:value-type="float">
            <text:p>3000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office:value-type="float" office:value="3000104" calcext:value-type="float">
            <text:p>30001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3" calcext:value-type="float">
            <text:p>30000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92" calcext:value-type="float">
            <text:p>30000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000" calcext:value-type="float">
            <text:p>3000</text:p>
          </table:table-cell>
          <table:table-cell office:value-type="float" office:value="3000108" calcext:value-type="float">
            <text:p>30001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85" calcext:value-type="float">
            <text:p>30000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7" calcext:value-type="float">
            <text:p>30000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4" calcext:value-type="float">
            <text:p>30000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1" calcext:value-type="float">
            <text:p>30000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8" calcext:value-type="float">
            <text:p>30000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3" calcext:value-type="float">
            <text:p>30000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8" calcext:value-type="float">
            <text:p>30000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3" calcext:value-type="float">
            <text:p>30000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4" calcext:value-type="float">
            <text:p>30000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7" calcext:value-type="float">
            <text:p>30000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6" calcext:value-type="float">
            <text:p>30000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4" calcext:value-type="float">
            <text:p>30000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9" calcext:value-type="float">
            <text:p>30000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1" calcext:value-type="float">
            <text:p>30000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1" calcext:value-type="float">
            <text:p>30000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1" calcext:value-type="float">
            <text:p>30000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80" calcext:value-type="float">
            <text:p>30000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6" calcext:value-type="float">
            <text:p>30000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5" calcext:value-type="float">
            <text:p>30000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1" calcext:value-type="float">
            <text:p>30000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5" calcext:value-type="float">
            <text:p>30000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6" calcext:value-type="float">
            <text:p>30000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0" calcext:value-type="float">
            <text:p>30000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3" calcext:value-type="float">
            <text:p>30000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8" calcext:value-type="float">
            <text:p>30000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0" calcext:value-type="float">
            <text:p>30000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8" calcext:value-type="float">
            <text:p>30000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3" calcext:value-type="float">
            <text:p>30000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8" calcext:value-type="float">
            <text:p>30000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0" calcext:value-type="float">
            <text:p>30000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1" calcext:value-type="float">
            <text:p>30000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3" calcext:value-type="float">
            <text:p>30000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4" calcext:value-type="float">
            <text:p>30000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9" calcext:value-type="float">
            <text:p>30000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4" calcext:value-type="float">
            <text:p>30000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1" calcext:value-type="float">
            <text:p>30000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0" calcext:value-type="float">
            <text:p>30000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9" calcext:value-type="float">
            <text:p>30000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5" calcext:value-type="float">
            <text:p>30000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8" calcext:value-type="float">
            <text:p>30000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4" calcext:value-type="float">
            <text:p>30000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4" calcext:value-type="float">
            <text:p>30000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4" calcext:value-type="float">
            <text:p>300005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3" calcext:value-type="float">
            <text:p>30000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4" calcext:value-type="float">
            <text:p>30000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4" calcext:value-type="float">
            <text:p>30000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9" calcext:value-type="float">
            <text:p>30000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8" calcext:value-type="float">
            <text:p>30000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1" calcext:value-type="float">
            <text:p>30000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4" calcext:value-type="float">
            <text:p>30000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2" calcext:value-type="float">
            <text:p>30000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3" calcext:value-type="float">
            <text:p>30000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5" calcext:value-type="float">
            <text:p>30000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5" calcext:value-type="float">
            <text:p>30000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4" calcext:value-type="float">
            <text:p>30000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9" calcext:value-type="float">
            <text:p>30000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2" calcext:value-type="float">
            <text:p>3000042</text:p>
          </table:table-cell>
        </table:table-row>
      </table:table>
      <table:table table:name="Grid-20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\_siz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3" calcext:value-type="float">
            <text:p>30000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3" calcext:value-type="float">
            <text:p>3000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93" calcext:value-type="float">
            <text:p>3000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1" calcext:value-type="float">
            <text:p>30000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6" calcext:value-type="float">
            <text:p>30000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1" calcext:value-type="float">
            <text:p>30000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4" calcext:value-type="float">
            <text:p>30000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7" calcext:value-type="float">
            <text:p>30000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8" calcext:value-type="float">
            <text:p>3000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0" calcext:value-type="float">
            <text:p>30000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3" calcext:value-type="float">
            <text:p>30000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9" calcext:value-type="float">
            <text:p>30000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4" calcext:value-type="float">
            <text:p>30000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1" calcext:value-type="float">
            <text:p>30000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4" calcext:value-type="float">
            <text:p>3000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8" calcext:value-type="float">
            <text:p>30000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0" calcext:value-type="float">
            <text:p>30000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80" calcext:value-type="float">
            <text:p>30000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85" calcext:value-type="float">
            <text:p>30000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82" calcext:value-type="float">
            <text:p>30000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3000" calcext:value-type="float">
            <text:p>3000</text:p>
          </table:table-cell>
          <table:table-cell office:value-type="float" office:value="3000240" calcext:value-type="float">
            <text:p>30002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2" calcext:value-type="float">
            <text:p>30000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2" calcext:value-type="float">
            <text:p>30000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7" calcext:value-type="float">
            <text:p>30000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2" calcext:value-type="float">
            <text:p>30000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7" calcext:value-type="float">
            <text:p>30000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0" calcext:value-type="float">
            <text:p>30000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8" calcext:value-type="float">
            <text:p>30000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5" calcext:value-type="float">
            <text:p>30000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9" calcext:value-type="float">
            <text:p>30000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1" calcext:value-type="float">
            <text:p>30000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3" calcext:value-type="float">
            <text:p>30000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7" calcext:value-type="float">
            <text:p>3000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1" calcext:value-type="float">
            <text:p>30000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2" calcext:value-type="float">
            <text:p>30000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3" calcext:value-type="float">
            <text:p>30000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87" calcext:value-type="float">
            <text:p>30000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87" calcext:value-type="float">
            <text:p>30000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9" calcext:value-type="float">
            <text:p>30000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8" calcext:value-type="float">
            <text:p>30000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1" calcext:value-type="float">
            <text:p>30000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2" calcext:value-type="float">
            <text:p>30000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3" calcext:value-type="float">
            <text:p>30000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6" calcext:value-type="float">
            <text:p>30000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8" calcext:value-type="float">
            <text:p>30000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2" calcext:value-type="float">
            <text:p>30000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7" calcext:value-type="float">
            <text:p>30000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3" calcext:value-type="float">
            <text:p>30000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76" calcext:value-type="float">
            <text:p>30000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7" calcext:value-type="float">
            <text:p>30000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0" calcext:value-type="float">
            <text:p>30000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1" calcext:value-type="float">
            <text:p>30000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1" calcext:value-type="float">
            <text:p>30000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5" calcext:value-type="float">
            <text:p>30000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4" calcext:value-type="float">
            <text:p>30000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1" calcext:value-type="float">
            <text:p>30000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2" calcext:value-type="float">
            <text:p>30000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3" calcext:value-type="float">
            <text:p>30000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8" calcext:value-type="float">
            <text:p>30000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8" calcext:value-type="float">
            <text:p>30000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5" calcext:value-type="float">
            <text:p>30000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4" calcext:value-type="float">
            <text:p>30000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3" calcext:value-type="float">
            <text:p>30000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1" calcext:value-type="float">
            <text:p>30000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7" calcext:value-type="float">
            <text:p>300003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1" calcext:value-type="float">
            <text:p>30000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4" calcext:value-type="float">
            <text:p>30000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2" calcext:value-type="float">
            <text:p>30000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8" calcext:value-type="float">
            <text:p>30000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3" calcext:value-type="float">
            <text:p>30000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6" calcext:value-type="float">
            <text:p>30000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2" calcext:value-type="float">
            <text:p>30000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1" calcext:value-type="float">
            <text:p>30000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8" calcext:value-type="float">
            <text:p>30000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1" calcext:value-type="float">
            <text:p>30000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6" calcext:value-type="float">
            <text:p>30000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5" calcext:value-type="float">
            <text:p>30000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2" calcext:value-type="float">
            <text:p>30000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161" calcext:value-type="float">
            <text:p>30001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3" calcext:value-type="float">
            <text:p>30000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3" calcext:value-type="float">
            <text:p>30000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5" calcext:value-type="float">
            <text:p>30000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3" calcext:value-type="float">
            <text:p>30000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7" calcext:value-type="float">
            <text:p>30000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5" calcext:value-type="float">
            <text:p>30000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5" calcext:value-type="float">
            <text:p>30000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5" calcext:value-type="float">
            <text:p>30000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0" calcext:value-type="float">
            <text:p>30000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4" calcext:value-type="float">
            <text:p>30000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35" calcext:value-type="float">
            <text:p>30000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1" calcext:value-type="float">
            <text:p>30000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000" calcext:value-type="float">
            <text:p>3000</text:p>
          </table:table-cell>
          <table:table-cell office:value-type="float" office:value="3000062" calcext:value-type="float">
            <text:p>3000062</text:p>
          </table:table-cell>
        </table:table-row>
      </table:table>
      <table:table table:name="Compare" table:style-name="ta1">
        <table:table-column table:style-name="co12" table:number-columns-repeated="5" table:default-cell-style-name="Default"/>
        <table:table-column table:style-name="co15" table:default-cell-style-name="Default"/>
        <table:table-column table:style-name="co12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Order</text:p>
          </table:table-cell>
          <table:table-cell office:value-type="string" calcext:value-type="string">
            <text:p>Siize</text:p>
          </table:table-cell>
          <table:table-cell office:value-type="string" calcext:value-type="string">
            <text:p>Max_Deg</text:p>
          </table:table-cell>
          <table:table-cell office:value-type="string" calcext:value-type="string">
            <text:p>Max_Deg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1028" calcext:value-type="float">
            <text:p>110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33534" calcext:value-type="float">
            <text:p>335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334966" calcext:value-type="float">
            <text:p>3349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3537029" calcext:value-type="float">
            <text:p>35370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59" calcext:value-type="float">
            <text:p>30000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2" calcext:value-type="float">
            <text:p>30000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3" calcext:value-type="float">
            <text:p>30000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000" calcext:value-type="float">
            <text:p>3000</text:p>
          </table:table-cell>
          <table:table-cell office:value-type="float" office:value="3000040" calcext:value-type="float">
            <text:p>30000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5:08:52.043146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31T15:10:49.888046988</dc:date>
    <meta:editing-duration>P3DT6H26S</meta:editing-duration>
    <meta:editing-cycles>9</meta:editing-cycles>
    <meta:document-statistic meta:table-count="11" meta:cell-count="527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386cm" svg:y="4.201cm" style:legend-expansion="high" chart:style-name="ch2"/>
        <chart:plot-area chart:style-name="ch3" chart:data-source-has-labels="both" svg:x="0.32cm" svg:y="0.18cm" svg:width="12.746cm" svg:height="8.64cm">
          <chartooo:coordinate-region svg:x="1.682cm" svg:y="0.18cm" svg:width="11.384cm" svg:height="6.713cm"/>
          <chart:axis chart:dimension="x" chart:name="primary-x" chart:style-name="ch4" chartooo:axis-type="auto">
            <chartooo:date-scale/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4" chart:label-cell-address="local-table.$B$1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397506">
                <text:p>3975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1736">
                <text:p>1217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3711">
                <text:p>437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5065">
                <text:p>250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579">
                <text:p>115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028">
                <text:p>110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443">
                <text:p>114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627">
                <text:p>86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695">
                <text:p>469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033">
                <text:p>40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703cm" style:legend-expansion="high" chart:style-name="ch2"/>
        <chart:plot-area chart:style-name="ch3" table:cell-range-address="'Grid-13'.G1:'Grid-13'.I1 'Grid-13'.G3:'Grid-13'.I10" chart:data-source-has-labels="row" svg:x="0.32cm" svg:y="0.18cm" svg:width="12.587cm" svg:height="8.64cm">
          <chartooo:coordinate-region svg:x="0.941cm" svg:y="0.379cm" svg:width="11.87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id-13'.G3:'Grid-13'.G10" chart:label-cell-address="'Grid-13'.G1:'Grid-13'.G1" chart:class="chart:line">
            <chart:data-point chart:repeated="8"/>
          </chart:series>
          <chart:series chart:style-name="ch7" chart:values-cell-range-address="'Grid-13'.H3:'Grid-13'.H10" chart:label-cell-address="'Grid-13'.H1:'Grid-13'.H1" chart:class="chart:line">
            <chart:data-point chart:repeated="8"/>
          </chart:series>
          <chart:series chart:style-name="ch8" chart:values-cell-range-address="'Grid-13'.I3:'Grid-13'.I10" chart:label-cell-address="'Grid-13'.I1:'Grid-13'.I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Grid-13'.G1:'Grid-13'.G1</svg:desc>
                </draw:g>
              </table:table-cell>
              <table:table-cell office:value-type="string">
                <text:p>LB</text:p>
                <draw:g>
                  <svg:desc>'Grid-13'.H1:'Grid-13'.H1</svg:desc>
                </draw:g>
              </table:table-cell>
              <table:table-cell office:value-type="string">
                <text:p>Sol\_size</text:p>
                <draw:g>
                  <svg:desc>'Grid-13'.I1:'Grid-13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Grid-13'.G3:'Grid-13'.G10</svg:desc>
                </draw:g>
              </table:table-cell>
              <table:table-cell office:value-type="float" office:value="8">
                <text:p>8</text:p>
                <draw:g>
                  <svg:desc>'Grid-13'.H3:'Grid-13'.H10</svg:desc>
                </draw:g>
              </table:table-cell>
              <table:table-cell office:value-type="float" office:value="51">
                <text:p>51</text:p>
                <draw:g>
                  <svg:desc>'Grid-13'.I3:'Grid-13'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'Grid-8'.G2:'Grid-8'.G17 'Grid-8'.K1:'Grid-8'.K17" chart:data-source-has-labels="both" svg:x="0.32cm" svg:y="0.18cm" svg:width="12.746cm" svg:height="8.64cm">
          <chartooo:coordinate-region svg:x="1.682cm" svg:y="0.379cm" svg:width="11.012cm" svg:height="7.794cm"/>
          <chart:axis chart:dimension="x" chart:name="primary-x" chart:style-name="ch4" chartooo:axis-type="auto">
            <chartooo:date-scale/>
            <chart:categories table:cell-range-address="'Grid-8'.G2:'Grid-8'.G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id-8'.K2:'Grid-8'.K17" chart:label-cell-address="'Grid-8'.K1:'Grid-8'.K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8'.K1:'Grid-8'.K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Grid-8'.G2:'Grid-8'.G17</svg:desc>
                </draw:g>
              </table:table-cell>
              <table:table-cell office:value-type="float" office:value="1373895">
                <text:p>1373895</text:p>
                <draw:g>
                  <svg:desc>'Grid-8'.K2:'Grid-8'.K17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37290">
                <text:p>163729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3400">
                <text:p>3934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1930">
                <text:p>13193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1208">
                <text:p>1212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3534">
                <text:p>335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0481">
                <text:p>504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3533">
                <text:p>735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9152">
                <text:p>391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9895">
                <text:p>2989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975">
                <text:p>189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4454">
                <text:p>144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739">
                <text:p>1273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051">
                <text:p>1305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183">
                <text:p>7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619cm" svg:height="9cm" xlink:href=".." xlink:type="simple" chart:class="chart:line" chart:style-name="ch1">
        <chart:legend chart:legend-position="end" svg:x="27.005cm" svg:y="4.201cm" style:legend-expansion="high" chart:style-name="ch2"/>
        <chart:plot-area chart:style-name="ch3" table:cell-range-address="'Grid-10'.G2:'Grid-10'.G32 'Grid-10'.K1:'Grid-10'.K32" chart:data-source-has-labels="both" svg:x="0.592cm" svg:y="0.18cm" svg:width="25.821cm" svg:height="8.64cm">
          <chartooo:coordinate-region svg:x="2.139cm" svg:y="0.379cm" svg:width="24.087cm" svg:height="7.794cm"/>
          <chart:axis chart:dimension="x" chart:name="primary-x" chart:style-name="ch4" chartooo:axis-type="auto">
            <chartooo:date-scale/>
            <chart:categories table:cell-range-address="'Grid-10'.G2:'Grid-10'.G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id-10'.K2:'Grid-10'.K32" chart:label-cell-address="'Grid-10'.K1:'Grid-10'.K1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10'.K1:'Grid-10'.K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Grid-10'.G2:'Grid-10'.G32</svg:desc>
                </draw:g>
              </table:table-cell>
              <table:table-cell office:value-type="float" office:value="3000052">
                <text:p>3000052</text:p>
                <draw:g>
                  <svg:desc>'Grid-10'.K2:'Grid-10'.K32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00076">
                <text:p>30000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00062">
                <text:p>30000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00062">
                <text:p>300006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00050">
                <text:p>300005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00052">
                <text:p>30000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00066">
                <text:p>300006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00069">
                <text:p>30000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00058">
                <text:p>30000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000050">
                <text:p>300005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00046">
                <text:p>30000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537029">
                <text:p>353702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000047">
                <text:p>30000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2606">
                <text:p>192260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37095">
                <text:p>103709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98326">
                <text:p>109832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84446">
                <text:p>108444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74932">
                <text:p>147493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000051">
                <text:p>300005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95168">
                <text:p>79516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07034">
                <text:p>5070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60397">
                <text:p>26039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89196">
                <text:p>1891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2464">
                <text:p>16246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81671">
                <text:p>18167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1731">
                <text:p>14173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39456">
                <text:p>1394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3479">
                <text:p>9347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3422">
                <text:p>6342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6141">
                <text:p>7614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8045">
                <text:p>680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433cm" svg:height="9cm" xlink:href=".." xlink:type="simple" chart:class="chart:line" chart:style-name="ch1">
        <chart:legend chart:legend-position="end" svg:x="39.66cm" svg:y="3.703cm" style:legend-expansion="high" chart:style-name="ch2"/>
        <chart:plot-area chart:style-name="ch3" table:cell-range-address="'Grid-10'.G1:'Grid-10'.I32" chart:data-source-has-labels="row" svg:x="0.848cm" svg:y="0.18cm" svg:width="37.964cm" svg:height="8.64cm">
          <chartooo:coordinate-region svg:x="1.469cm" svg:y="0.379cm" svg:width="37.1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id-10'.G2:'Grid-10'.G32" chart:label-cell-address="'Grid-10'.G1:'Grid-10'.G1" chart:class="chart:line">
            <chart:data-point chart:repeated="31"/>
          </chart:series>
          <chart:series chart:style-name="ch7" chart:values-cell-range-address="'Grid-10'.H2:'Grid-10'.H32" chart:label-cell-address="'Grid-10'.H1:'Grid-10'.H1" chart:class="chart:line">
            <chart:data-point chart:repeated="31"/>
          </chart:series>
          <chart:series chart:style-name="ch8" chart:values-cell-range-address="'Grid-10'.I2:'Grid-10'.I32" chart:label-cell-address="'Grid-10'.I1:'Grid-10'.I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Grid-10'.G1:'Grid-10'.G1</svg:desc>
                </draw:g>
              </table:table-cell>
              <table:table-cell office:value-type="string">
                <text:p>LB</text:p>
                <draw:g>
                  <svg:desc>'Grid-10'.H1:'Grid-10'.H1</svg:desc>
                </draw:g>
              </table:table-cell>
              <table:table-cell office:value-type="string">
                <text:p>Sol\_size</text:p>
                <draw:g>
                  <svg:desc>'Grid-10'.I1:'Grid-10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'Grid-10'.G2:'Grid-10'.G32</svg:desc>
                </draw:g>
              </table:table-cell>
              <table:table-cell office:value-type="float" office:value="14">
                <text:p>14</text:p>
                <draw:g>
                  <svg:desc>'Grid-10'.H2:'Grid-10'.H32</svg:desc>
                </draw:g>
              </table:table-cell>
              <table:table-cell office:value-type="float" office:value="32">
                <text:p>32</text:p>
                <draw:g>
                  <svg:desc>'Grid-10'.I2:'Grid-10'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'Grid-11'.G2:'Grid-11'.G39 'Grid-11'.K1:'Grid-11'.K39" chart:data-source-has-labels="both" svg:x="0.32cm" svg:y="0.18cm" svg:width="12.746cm" svg:height="8.64cm">
          <chartooo:coordinate-region svg:x="1.867cm" svg:y="0.379cm" svg:width="11.199cm" svg:height="7.649cm"/>
          <chart:axis chart:dimension="x" chart:name="primary-x" chart:style-name="ch4" chartooo:axis-type="auto">
            <chartooo:date-scale/>
            <chart:categories table:cell-range-address="'Grid-11'.G2:'Grid-11'.G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id-11'.K2:'Grid-11'.K39" chart:label-cell-address="'Grid-11'.K1:'Grid-11'.K1" chart:class="chart:line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11'.K1:'Grid-11'.K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Grid-11'.G2:'Grid-11'.G39</svg:desc>
                </draw:g>
              </table:table-cell>
              <table:table-cell office:value-type="float" office:value="3000050">
                <text:p>3000050</text:p>
                <draw:g>
                  <svg:desc>'Grid-11'.K2:'Grid-11'.K39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00055">
                <text:p>30000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00058">
                <text:p>30000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00047">
                <text:p>30000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00094">
                <text:p>300009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00230">
                <text:p>300023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00053">
                <text:p>30000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00049">
                <text:p>30000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000043">
                <text:p>30000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00052">
                <text:p>30000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000043">
                <text:p>30000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000049">
                <text:p>30000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0041">
                <text:p>300004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00059">
                <text:p>300005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00055">
                <text:p>30000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000059">
                <text:p>300005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000057">
                <text:p>30000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000051">
                <text:p>300005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000055">
                <text:p>30000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000055">
                <text:p>30000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000057">
                <text:p>300005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00072">
                <text:p>30000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00093">
                <text:p>300009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000056">
                <text:p>30000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37541">
                <text:p>263754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000087">
                <text:p>300008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717233">
                <text:p>271723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60428">
                <text:p>86042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36433">
                <text:p>33643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59169">
                <text:p>65916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87864">
                <text:p>58786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06090">
                <text:p>3060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8606">
                <text:p>39860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90429">
                <text:p>39042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77750">
                <text:p>37775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82219">
                <text:p>2822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46807">
                <text:p>24680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84076">
                <text:p>1840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968cm" svg:height="9.006cm" xlink:href=".." xlink:type="simple" chart:class="chart:line" chart:style-name="ch1">
        <chart:legend chart:legend-position="end" svg:x="30.148cm" svg:y="3.706cm" style:legend-expansion="high" chart:style-name="ch2"/>
        <chart:plot-area chart:style-name="ch3" table:cell-range-address="'Grid-11'.G1:'Grid-11'.I39" chart:data-source-has-labels="row" svg:x="0.639cm" svg:y="0.18cm" svg:width="28.87cm" svg:height="8.646cm">
          <chartooo:coordinate-region svg:x="1.26cm" svg:y="0.38cm" svg:width="28.06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id-11'.G2:'Grid-11'.G39" chart:label-cell-address="'Grid-11'.G1:'Grid-11'.G1" chart:class="chart:line">
            <chart:data-point chart:repeated="38"/>
          </chart:series>
          <chart:series chart:style-name="ch7" chart:values-cell-range-address="'Grid-11'.H2:'Grid-11'.H39" chart:label-cell-address="'Grid-11'.H1:'Grid-11'.H1" chart:class="chart:line">
            <chart:data-point chart:repeated="38"/>
          </chart:series>
          <chart:series chart:style-name="ch8" chart:values-cell-range-address="'Grid-11'.I2:'Grid-11'.I39" chart:label-cell-address="'Grid-11'.I1:'Grid-11'.I1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Grid-11'.G1:'Grid-11'.G1</svg:desc>
                </draw:g>
              </table:table-cell>
              <table:table-cell office:value-type="string">
                <text:p>LB</text:p>
                <draw:g>
                  <svg:desc>'Grid-11'.H1:'Grid-11'.H1</svg:desc>
                </draw:g>
              </table:table-cell>
              <table:table-cell office:value-type="string">
                <text:p>UB</text:p>
                <draw:g>
                  <svg:desc>'Grid-11'.I1:'Grid-11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Grid-11'.G2:'Grid-11'.G39</svg:desc>
                </draw:g>
              </table:table-cell>
              <table:table-cell office:value-type="float" office:value="9">
                <text:p>9</text:p>
                <draw:g>
                  <svg:desc>'Grid-11'.H2:'Grid-11'.H39</svg:desc>
                </draw:g>
              </table:table-cell>
              <table:table-cell office:value-type="float" office:value="38">
                <text:p>38</text:p>
                <draw:g>
                  <svg:desc>'Grid-11'.I2:'Grid-1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041cm" svg:height="23.084cm" xlink:href=".." xlink:type="simple" chart:class="chart:line" chart:style-name="ch1">
        <chart:legend chart:legend-position="end" svg:x="25.071cm" svg:y="10.247cm" style:legend-expansion="high" chart:style-name="ch2"/>
        <chart:plot-area chart:style-name="ch3" table:cell-range-address="'Grid-12'.G2:'Grid-12'.I48 'Grid-12'.G1:'Grid-12'.I1 'Grid-12'.L1:'Grid-12'.N48" chart:data-source-has-labels="both" svg:x="1.591cm" svg:y="0.461cm" svg:width="22.9cm" svg:height="21.181cm">
          <chartooo:coordinate-region svg:x="2.212cm" svg:y="0.66cm" svg:width="22.092cm" svg:height="19.937cm"/>
          <chart:axis chart:dimension="x" chart:name="primary-x" chart:style-name="ch4" chartooo:axis-type="auto">
            <chartooo:date-scale/>
            <chart:title svg:x="12.904cm" svg:y="22.103cm" chart:style-name="ch5">
              <text:p>c</text:p>
            </chart:title>
            <chart:categories table:cell-range-address="'Grid-12'.G2:'Grid-12'.G48"/>
          </chart:axis>
          <chart:axis chart:dimension="y" chart:name="primary-y" chart:style-name="ch6">
            <chart:title svg:x="0.451cm" svg:y="12.206cm" chart:style-name="ch7">
              <text:p>Bounds(vertex)</text:p>
            </chart:title>
            <chart:grid chart:style-name="ch8" chart:class="major"/>
          </chart:axis>
          <chart:series chart:style-name="ch9" chart:values-cell-range-address="'Grid-12'.H2:'Grid-12'.H48" chart:label-cell-address="'Grid-12'.H1:'Grid-12'.H1" chart:class="chart:line">
            <chart:data-point chart:repeated="47"/>
          </chart:series>
          <chart:series chart:style-name="ch10" chart:values-cell-range-address="'Grid-12'.I2:'Grid-12'.I48" chart:label-cell-address="'Grid-12'.I1:'Grid-12'.I1" chart:class="chart:line">
            <chart:data-point chart:repeated="47"/>
          </chart:series>
          <chart:series chart:style-name="ch11" chart:values-cell-range-address="'Grid-12'.L2:'Grid-12'.L48" chart:label-cell-address="'Grid-12'.L1:'Grid-12'.L1" chart:class="chart:line">
            <chart:data-point chart:repeated="47"/>
          </chart:series>
          <chart:series chart:style-name="ch12" chart:values-cell-range-address="'Grid-12'.M2:'Grid-12'.M48" chart:label-cell-address="'Grid-12'.M1:'Grid-12'.M1" chart:class="chart:line">
            <chart:data-point chart:repeated="47"/>
          </chart:series>
          <chart:series chart:style-name="ch13" chart:values-cell-range-address="'Grid-12'.N2:'Grid-12'.N48" chart:label-cell-address="'Grid-12'.N1:'Grid-12'.N1" chart:class="chart:line">
            <chart:data-point chart:repeated="4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B</text:p>
                <draw:g>
                  <svg:desc>'Grid-12'.H1:'Grid-12'.H1</svg:desc>
                </draw:g>
              </table:table-cell>
              <table:table-cell office:value-type="string">
                <text:p>UB</text:p>
                <draw:g>
                  <svg:desc>'Grid-12'.I1:'Grid-12'.I1</svg:desc>
                </draw:g>
              </table:table-cell>
              <table:table-cell office:value-type="string">
                <text:p>C</text:p>
                <draw:g>
                  <svg:desc>'Grid-12'.L1:'Grid-12'.L1</svg:desc>
                </draw:g>
              </table:table-cell>
              <table:table-cell office:value-type="string">
                <text:p>Lowerbound</text:p>
                <draw:g>
                  <svg:desc>'Grid-12'.M1:'Grid-12'.M1</svg:desc>
                </draw:g>
              </table:table-cell>
              <table:table-cell office:value-type="string">
                <text:p>Upperbound</text:p>
                <draw:g>
                  <svg:desc>'Grid-12'.N1:'Grid-12'.N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Grid-12'.G2:'Grid-12'.G48</svg:desc>
                </draw:g>
              </table:table-cell>
              <table:table-cell office:value-type="float" office:value="7">
                <text:p>7</text:p>
                <draw:g>
                  <svg:desc>'Grid-12'.H2:'Grid-12'.H48</svg:desc>
                </draw:g>
              </table:table-cell>
              <table:table-cell office:value-type="float" office:value="45">
                <text:p>45</text:p>
                <draw:g>
                  <svg:desc>'Grid-12'.I2:'Grid-12'.I48</svg:desc>
                </draw:g>
              </table:table-cell>
              <table:table-cell office:value-type="float" office:value="8">
                <text:p>8</text:p>
                <draw:g>
                  <svg:desc>'Grid-12'.L2:'Grid-12'.L48</svg:desc>
                </draw:g>
              </table:table-cell>
              <table:table-cell office:value-type="float" office:value="NaN">
                <text:p>NaN</text:p>
                <draw:g>
                  <svg:desc>'Grid-12'.M2:'Grid-12'.M48</svg:desc>
                </draw:g>
              </table:table-cell>
              <table:table-cell office:value-type="float" office:value="NaN">
                <text:p>NaN</text:p>
                <draw:g>
                  <svg:desc>'Grid-12'.N2:'Grid-12'.N48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